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87mm"/>
    </style:style>
    <style:style style:name="co2" style:family="table-column">
      <style:table-column-properties fo:break-before="auto" style:column-width="45.9mm"/>
    </style:style>
    <style:style style:name="co3" style:family="table-column">
      <style:table-column-properties fo:break-before="auto" style:column-width="23.27mm"/>
    </style:style>
    <style:style style:name="ro1" style:family="table-row">
      <style:table-row-properties style:row-height="3.6mm" fo:break-before="auto" style:use-optimal-row-height="false"/>
    </style:style>
    <style:style style:name="ro2" style:family="table-row">
      <style:table-row-properties style:row-height="5.0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3.6mm" fo:break-before="page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10.8mm" fo:break-before="auto" style:use-optimal-row-height="false"/>
    </style:style>
    <style:style style:name="ta1" style:family="table" style:master-page-name="PageStyle_5f_D3300118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Normal_5f_0110406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Normal_5f_0110406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Normal_5f_0110406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Normal_5f_0110406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Normal_5f_0110406">
      <style:table-cell-properties style:glyph-orientation-vertical="0" fo:border-bottom="0.74pt solid #c0c0c0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Normal_5f_011040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Normal_5f_0110406">
      <style:table-cell-properties style:glyph-orientation-vertical="0" fo:border-bottom="0.74pt solid 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5f_0110406">
      <style:table-cell-properties style:glyph-orientation-vertical="0" fo:border-bottom="0.74pt solid 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c0c0c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5f_011040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Normal_5f_0110406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Normal_5f_0110406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Normal_5f_0110406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Normal_5f_0110406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Normal_5f_0110406">
      <style:table-cell-properties style:glyph-orientation-vertical="0" fo:border-bottom="0.74pt solid #c0c0c0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Normal_5f_0110406" style:data-style-name="N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Normal_5f_011040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Normal_5f_0110406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Normal_5f_0110406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5f_0110406" style:data-style-name="N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Normal_5f_0110406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Normal_5f_0110406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D3300118" table:style-name="ta1" table:print-ranges="D3300118.A1:D3300118.B18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255" table:default-cell-style-name="ce16"/>
        <table:table-column table:style-name="co3" table:number-columns-repeated="767" table:default-cell-style-name="Default"/>
        <table:table-header-rows>
          <table:table-row table:style-name="ro1">
            <table:table-cell table:style-name="ce1" office:value-type="string" calcext:value-type="string">
              <text:p>ECONOMÍA. RENTA. URBAN AUDIT</text:p>
            </table:table-cell>
            <table:table-cell table:style-name="ce17"/>
            <table:table-cell table:number-columns-repeated="1022"/>
          </table:table-row>
          <table:table-row table:style-name="ro1">
            <table:table-cell table:style-name="ce2" table:number-columns-repeated="2"/>
            <table:table-cell table:number-columns-repeated="1022"/>
          </table:table-row>
          <table:table-row table:style-name="ro1">
            <table:table-cell table:style-name="ce3" office:value-type="string" calcext:value-type="string">
              <text:p>1. Renta neta media de los hogares por Barrios. 2015</text:p>
            </table:table-cell>
            <table:table-cell table:style-name="ce3"/>
            <table:table-cell table:number-columns-repeated="1022"/>
          </table:table-row>
          <table:table-row table:style-name="ro2">
            <table:table-cell table:style-name="ce4"/>
            <table:table-cell table:style-name="ce18"/>
            <table:table-cell table:number-columns-repeated="1022"/>
          </table:table-row>
          <table:table-row table:style-name="ro3">
            <table:table-cell table:style-name="ce5"/>
            <table:table-cell table:style-name="ce19" office:value-type="string" calcext:value-type="string">
              <text:p>Renta neta media</text:p>
            </table:table-cell>
            <table:table-cell table:number-columns-repeated="1022"/>
          </table:table-row>
          <table:table-row table:style-name="ro1">
            <table:table-cell table:style-name="ce6" office:value-type="string" calcext:value-type="string">
              <text:p>Distrito / Barrio</text:p>
            </table:table-cell>
            <table:table-cell table:style-name="ce20" office:value-type="string" calcext:value-type="string">
              <text:p>por hogar</text:p>
            </table:table-cell>
            <table:table-cell table:number-columns-repeated="1022"/>
          </table:table-row>
        </table:table-header-rows>
        <table:table-row table:style-name="ro1">
          <table:table-cell table:style-name="ce7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Ciudad de Madrid</text:p>
          </table:table-cell>
          <table:table-cell table:style-name="ce21" office:value-type="float" office:value="38534.6170377993" calcext:value-type="float">
            <text:p>38.534,62</text:p>
          </table:table-cell>
          <table:table-cell table:style-name="ce28" table:number-columns-repeated="1022"/>
        </table:table-row>
        <table:table-row table:style-name="ro1">
          <table:table-cell table:style-name="ce7"/>
          <table:table-cell table:style-name="ce22"/>
          <table:table-cell table:number-columns-repeated="1022"/>
        </table:table-row>
        <table:table-row table:style-name="ro1">
          <table:table-cell table:style-name="ce1" office:value-type="string" calcext:value-type="string">
            <text:p><text:s/>01. Centro</text:p>
          </table:table-cell>
          <table:table-cell table:style-name="ce23" office:value-type="float" office:value="31377.8363600128" calcext:value-type="float">
            <text:p>31.377,84</text:p>
          </table:table-cell>
          <table:table-cell table:style-name="ce28" table:number-columns-repeated="1022"/>
        </table:table-row>
        <table:table-row table:style-name="ro1">
          <table:table-cell table:style-name="ce8" office:value-type="string" calcext:value-type="string">
            <text:p><text:s text:c="3"/>011. Palacio</text:p>
          </table:table-cell>
          <table:table-cell table:style-name="ce24" office:value-type="float" office:value="34675.8479134597" calcext:value-type="float">
            <text:p>34.675,8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12. Embajadores</text:p>
          </table:table-cell>
          <table:table-cell table:style-name="ce24" office:value-type="float" office:value="25999.8327430822" calcext:value-type="float">
            <text:p>25.999,8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13. Cortes</text:p>
          </table:table-cell>
          <table:table-cell table:style-name="ce24" office:value-type="float" office:value="34952.6798046567" calcext:value-type="float">
            <text:p>34.952,6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14. Justicia</text:p>
          </table:table-cell>
          <table:table-cell table:style-name="ce24" office:value-type="float" office:value="40314.882263767" calcext:value-type="float">
            <text:p>40.314,8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15. Universidad</text:p>
          </table:table-cell>
          <table:table-cell table:style-name="ce24" office:value-type="float" office:value="30701.6520392922" calcext:value-type="float">
            <text:p>30.701,6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16. Sol</text:p>
          </table:table-cell>
          <table:table-cell table:style-name="ce24" office:value-type="float" office:value="30935.8043113426" calcext:value-type="float">
            <text:p>30.935,80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25"/>
          <table:table-cell table:number-columns-repeated="1022"/>
        </table:table-row>
        <table:table-row table:style-name="ro1">
          <table:table-cell table:style-name="ce1" office:value-type="string" calcext:value-type="string">
            <text:p><text:s/>02. Arganzuela</text:p>
          </table:table-cell>
          <table:table-cell table:style-name="ce23" office:value-type="float" office:value="40200.6566542751" calcext:value-type="float">
            <text:p>40.200,66</text:p>
          </table:table-cell>
          <table:table-cell table:style-name="ce28" table:number-columns-repeated="1022"/>
        </table:table-row>
        <table:table-row table:style-name="ro1">
          <table:table-cell table:style-name="ce8" office:value-type="string" calcext:value-type="string">
            <text:p><text:s text:c="3"/>021. Imperial</text:p>
          </table:table-cell>
          <table:table-cell table:style-name="ce24" office:value-type="float" office:value="41950.8120458648" calcext:value-type="float">
            <text:p>41.950,8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22. Acacias</text:p>
          </table:table-cell>
          <table:table-cell table:style-name="ce24" office:value-type="float" office:value="44669.1824389435" calcext:value-type="float">
            <text:p>44.669,1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23. Chopera</text:p>
          </table:table-cell>
          <table:table-cell table:style-name="ce24" office:value-type="float" office:value="31933.91199662" calcext:value-type="float">
            <text:p>31.933,9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24. Legazpi</text:p>
          </table:table-cell>
          <table:table-cell table:style-name="ce24" office:value-type="float" office:value="48935.036576627" calcext:value-type="float">
            <text:p>48.935,0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25. Delicias</text:p>
          </table:table-cell>
          <table:table-cell table:style-name="ce24" office:value-type="float" office:value="39647.6886525592" calcext:value-type="float">
            <text:p>39.647,6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26. Palos de Moguer</text:p>
          </table:table-cell>
          <table:table-cell table:style-name="ce24" office:value-type="float" office:value="33938.3690529766" calcext:value-type="float">
            <text:p>33.938,3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27. Atocha</text:p>
          </table:table-cell>
          <table:table-cell table:style-name="ce24" office:value-type="float" office:value="37939.2847228916" calcext:value-type="float">
            <text:p>37.939,28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25"/>
          <table:table-cell table:number-columns-repeated="1022"/>
        </table:table-row>
        <table:table-row table:style-name="ro1">
          <table:table-cell table:style-name="ce1" office:value-type="string" calcext:value-type="string">
            <text:p><text:s/>03. Retiro</text:p>
          </table:table-cell>
          <table:table-cell table:style-name="ce23" office:value-type="float" office:value="51789.9960709971" calcext:value-type="float">
            <text:p>51.790,00</text:p>
          </table:table-cell>
          <table:table-cell table:style-name="ce28" table:number-columns-repeated="1022"/>
        </table:table-row>
        <table:table-row table:style-name="ro1">
          <table:table-cell table:style-name="ce8" office:value-type="string" calcext:value-type="string">
            <text:p><text:s text:c="3"/>031. Pacífico</text:p>
          </table:table-cell>
          <table:table-cell table:style-name="ce24" office:value-type="float" office:value="41948.887029967" calcext:value-type="float">
            <text:p>41.948,8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32. Adelfas</text:p>
          </table:table-cell>
          <table:table-cell table:style-name="ce24" office:value-type="float" office:value="45842.9286514838" calcext:value-type="float">
            <text:p>45.842,9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33. Estrella</text:p>
          </table:table-cell>
          <table:table-cell table:style-name="ce24" office:value-type="float" office:value="58249.1444892188" calcext:value-type="float">
            <text:p>58.249,1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34. Ibiza</text:p>
          </table:table-cell>
          <table:table-cell table:style-name="ce24" office:value-type="float" office:value="45561.1376637797" calcext:value-type="float">
            <text:p>45.561,1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35. Jerónimos</text:p>
          </table:table-cell>
          <table:table-cell table:style-name="ce24" office:value-type="float" office:value="84955.302447994" calcext:value-type="float">
            <text:p>84.955,3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36. Niño Jesús</text:p>
          </table:table-cell>
          <table:table-cell table:style-name="ce24" office:value-type="float" office:value="69100.1609099165" calcext:value-type="float">
            <text:p>69.100,16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25"/>
          <table:table-cell table:number-columns-repeated="1022"/>
        </table:table-row>
        <table:table-row table:style-name="ro1">
          <table:table-cell table:style-name="ce1" office:value-type="string" calcext:value-type="string">
            <text:p><text:s/>04. Salamanca</text:p>
          </table:table-cell>
          <table:table-cell table:style-name="ce23" office:value-type="float" office:value="53971.852404971" calcext:value-type="float">
            <text:p>53.971,85</text:p>
          </table:table-cell>
          <table:table-cell table:style-name="ce28" table:number-columns-repeated="1022"/>
        </table:table-row>
        <table:table-row table:style-name="ro1">
          <table:table-cell table:style-name="ce8" office:value-type="string" calcext:value-type="string">
            <text:p><text:s text:c="3"/>041. Recoletos</text:p>
          </table:table-cell>
          <table:table-cell table:style-name="ce24" office:value-type="float" office:value="84705.7178808273" calcext:value-type="float">
            <text:p>84.705,7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42. Goya</text:p>
          </table:table-cell>
          <table:table-cell table:style-name="ce24" office:value-type="float" office:value="48814.7378325123" calcext:value-type="float">
            <text:p>48.814,7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43. Fuente del Berro</text:p>
          </table:table-cell>
          <table:table-cell table:style-name="ce24" office:value-type="float" office:value="40503.5590024741" calcext:value-type="float">
            <text:p>40.503,56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44. Guindalera</text:p>
          </table:table-cell>
          <table:table-cell table:style-name="ce24" office:value-type="float" office:value="46340.8740988493" calcext:value-type="float">
            <text:p>46.340,8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45. Lista</text:p>
          </table:table-cell>
          <table:table-cell table:style-name="ce24" office:value-type="float" office:value="47375.4245291166" calcext:value-type="float">
            <text:p>47.375,4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46. Castellana</text:p>
          </table:table-cell>
          <table:table-cell table:style-name="ce24" office:value-type="float" office:value="82811.1790116372" calcext:value-type="float">
            <text:p>82.811,18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25"/>
          <table:table-cell table:number-columns-repeated="1022"/>
        </table:table-row>
        <table:table-row table:style-name="ro1">
          <table:table-cell table:style-name="ce1" office:value-type="string" calcext:value-type="string">
            <text:p><text:s/>05. Chamartín</text:p>
          </table:table-cell>
          <table:table-cell table:style-name="ce23" office:value-type="float" office:value="60947.8908972621" calcext:value-type="float">
            <text:p>60.947,89</text:p>
          </table:table-cell>
          <table:table-cell table:style-name="ce28" table:number-columns-repeated="1022"/>
        </table:table-row>
        <table:table-row table:style-name="ro1">
          <table:table-cell table:style-name="ce8" office:value-type="string" calcext:value-type="string">
            <text:p><text:s text:c="3"/>051. El Viso</text:p>
          </table:table-cell>
          <table:table-cell table:style-name="ce24" office:value-type="float" office:value="103573.082656006" calcext:value-type="float">
            <text:p>103.573,0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52. Prosperidad</text:p>
          </table:table-cell>
          <table:table-cell table:style-name="ce24" office:value-type="float" office:value="43701.5220015745" calcext:value-type="float">
            <text:p>43.701,5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53. Ciudad Jardín</text:p>
          </table:table-cell>
          <table:table-cell table:style-name="ce24" office:value-type="float" office:value="43706.9826198041" calcext:value-type="float">
            <text:p>43.706,9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54. Hispanoamérica</text:p>
          </table:table-cell>
          <table:table-cell table:style-name="ce24" office:value-type="float" office:value="62635.3503539972" calcext:value-type="float">
            <text:p>62.635,3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55. Nueva España</text:p>
          </table:table-cell>
          <table:table-cell table:style-name="ce24" office:value-type="float" office:value="80248.3920255963" calcext:value-type="float">
            <text:p>80.248,3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56. Castilla</text:p>
          </table:table-cell>
          <table:table-cell table:style-name="ce24" office:value-type="float" office:value="54869.9650135588" calcext:value-type="float">
            <text:p>54.869,97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25"/>
          <table:table-cell table:number-columns-repeated="1022"/>
        </table:table-row>
        <table:table-row table:style-name="ro1">
          <table:table-cell table:style-name="ce1" office:value-type="string" calcext:value-type="string">
            <text:p><text:s/>06. Tetuán</text:p>
          </table:table-cell>
          <table:table-cell table:style-name="ce23" office:value-type="float" office:value="34700.3595668112" calcext:value-type="float">
            <text:p>34.700,36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61. Bellas Vistas</text:p>
          </table:table-cell>
          <table:table-cell table:style-name="ce24" office:value-type="float" office:value="31125.2299026959" calcext:value-type="float">
            <text:p>31.125,2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62. Cuatro Caminos</text:p>
          </table:table-cell>
          <table:table-cell table:style-name="ce24" office:value-type="float" office:value="43306.0232761758" calcext:value-type="float">
            <text:p>43.306,0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63. Castillejos</text:p>
          </table:table-cell>
          <table:table-cell table:style-name="ce24" office:value-type="float" office:value="45025.3268859599" calcext:value-type="float">
            <text:p>45.025,3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64. Almenara</text:p>
          </table:table-cell>
          <table:table-cell table:style-name="ce24" office:value-type="float" office:value="28746.7033662579" calcext:value-type="float">
            <text:p>28.746,7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65. Valdeacederas</text:p>
          </table:table-cell>
          <table:table-cell table:style-name="ce24" office:value-type="float" office:value="28242.0523623145" calcext:value-type="float">
            <text:p>28.242,0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 text:c="3"/>066. Berruguete</text:p>
          </table:table-cell>
          <table:table-cell table:style-name="ce24" office:value-type="float" office:value="28945.5254772727" calcext:value-type="float">
            <text:p>28.945,53</text:p>
          </table:table-cell>
          <table:table-cell table:number-columns-repeated="1022"/>
        </table:table-row>
        <table:table-row table:style-name="ro1">
          <table:table-cell table:style-name="ce8"/>
          <table:table-cell table:style-name="ce26"/>
          <table:table-cell table:number-columns-repeated="1022"/>
        </table:table-row>
        <table:table-row table:style-name="ro4">
          <table:table-cell table:style-name="ce10" office:value-type="string" calcext:value-type="string">
            <text:p><text:s/>07. Chamberí</text:p>
          </table:table-cell>
          <table:table-cell table:style-name="ce23" office:value-type="float" office:value="48989.3450619704" calcext:value-type="float">
            <text:p>48.989,3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71. Gaztambide</text:p>
          </table:table-cell>
          <table:table-cell table:style-name="ce24" office:value-type="float" office:value="42607.6365402033" calcext:value-type="float">
            <text:p>42.607,6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72. Arapiles</text:p>
          </table:table-cell>
          <table:table-cell table:style-name="ce24" office:value-type="float" office:value="42210.1517765152" calcext:value-type="float">
            <text:p>42.210,1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73. Trafalgar</text:p>
          </table:table-cell>
          <table:table-cell table:style-name="ce24" office:value-type="float" office:value="41126.2198025844" calcext:value-type="float">
            <text:p>41.126,2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74. Almagro</text:p>
          </table:table-cell>
          <table:table-cell table:style-name="ce24" office:value-type="float" office:value="68786.7092139108" calcext:value-type="float">
            <text:p>68.786,7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75. Ríos Rosas</text:p>
          </table:table-cell>
          <table:table-cell table:style-name="ce24" office:value-type="float" office:value="47955.2791667397" calcext:value-type="float">
            <text:p>47.955,2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76. Vallehermoso</text:p>
          </table:table-cell>
          <table:table-cell table:style-name="ce24" office:value-type="float" office:value="59458.5754002255" calcext:value-type="float">
            <text:p>59.458,58</text:p>
          </table:table-cell>
          <table:table-cell table:number-columns-repeated="1022"/>
        </table:table-row>
        <table:table-row table:style-name="ro1">
          <table:table-cell table:style-name="ce10"/>
          <table:table-cell table:style-name="ce27"/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/>08. Fuencarral-El Pardo</text:p>
          </table:table-cell>
          <table:table-cell table:style-name="ce23" office:value-type="float" office:value="48846.5910406659" calcext:value-type="float">
            <text:p>48.846,59</text:p>
          </table:table-cell>
          <table:table-cell table:style-name="ce28" table:number-columns-repeated="1022"/>
        </table:table-row>
        <table:table-row table:style-name="ro1">
          <table:table-cell table:style-name="ce11" office:value-type="string" calcext:value-type="string">
            <text:p><text:s text:c="3"/>081. El Pardo</text:p>
          </table:table-cell>
          <table:table-cell table:style-name="ce24" office:value-type="float" office:value="39061.7270865533" calcext:value-type="float">
            <text:p>39.061,7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82. Fuentelarreina</text:p>
          </table:table-cell>
          <table:table-cell table:style-name="ce24" office:value-type="float" office:value="98155.7929422895" calcext:value-type="float">
            <text:p>98.155,7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83. Peñagrande</text:p>
          </table:table-cell>
          <table:table-cell table:style-name="ce24" office:value-type="float" office:value="45508.0580730877" calcext:value-type="float">
            <text:p>45.508,0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84. Pilar</text:p>
          </table:table-cell>
          <table:table-cell table:style-name="ce24" office:value-type="float" office:value="33746.0138188456" calcext:value-type="float">
            <text:p>33.746,0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85. La Paz</text:p>
          </table:table-cell>
          <table:table-cell table:style-name="ce24" office:value-type="float" office:value="58457.3752869185" calcext:value-type="float">
            <text:p>58.457,3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86. Valverde</text:p>
          </table:table-cell>
          <table:table-cell table:style-name="ce24" office:value-type="float" office:value="42537.2500960052" calcext:value-type="float">
            <text:p>42.537,2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87. Mirasierra</text:p>
          </table:table-cell>
          <table:table-cell table:style-name="ce24" office:value-type="float" office:value="78328.1005562156" calcext:value-type="float">
            <text:p>78.328,10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<text:s text:c="3"/>088. El Goloso</text:p>
          </table:table-cell>
          <table:table-cell table:style-name="ce24" office:value-type="float" office:value="57441.3442330211" calcext:value-type="float">
            <text:p>57.441,34</text:p>
          </table:table-cell>
          <table:table-cell table:number-columns-repeated="1022"/>
        </table:table-row>
        <table:table-row table:style-name="ro1">
          <table:table-cell table:style-name="ce10"/>
          <table:table-cell table:style-name="ce27"/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/>09. Moncloa-Aravaca</text:p>
          </table:table-cell>
          <table:table-cell table:style-name="ce23" office:value-type="float" office:value="56443.7887029751" calcext:value-type="float">
            <text:p>56.443,79</text:p>
          </table:table-cell>
          <table:table-cell table:style-name="ce28" table:number-columns-repeated="1022"/>
        </table:table-row>
        <table:table-row table:style-name="ro1">
          <table:table-cell table:style-name="ce11" office:value-type="string" calcext:value-type="string">
            <text:p><text:s text:c="3"/>091. Casa de Campo</text:p>
          </table:table-cell>
          <table:table-cell table:style-name="ce24" office:value-type="float" office:value="41436.0838529902" calcext:value-type="float">
            <text:p>41.436,0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92. Argüelles</text:p>
          </table:table-cell>
          <table:table-cell table:style-name="ce24" office:value-type="float" office:value="53460.6435623358" calcext:value-type="float">
            <text:p>53.460,6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93. Ciudad Universitaria</text:p>
          </table:table-cell>
          <table:table-cell table:style-name="ce24" office:value-type="float" office:value="67390.492096167" calcext:value-type="float">
            <text:p>67.390,4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94. Valdezarza</text:p>
          </table:table-cell>
          <table:table-cell table:style-name="ce24" office:value-type="float" office:value="34996.9307976869" calcext:value-type="float">
            <text:p>34.996,9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95. Valdemarín</text:p>
          </table:table-cell>
          <table:table-cell table:style-name="ce24" office:value-type="float" office:value="112320.748093875" calcext:value-type="float">
            <text:p>112.320,7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96. El Plantío</text:p>
          </table:table-cell>
          <table:table-cell table:style-name="ce24" office:value-type="float" office:value="101419.171710362" calcext:value-type="float">
            <text:p>101.419,1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097. Aravaca</text:p>
          </table:table-cell>
          <table:table-cell table:style-name="ce24" office:value-type="float" office:value="77060.7556397454" calcext:value-type="float">
            <text:p>77.060,76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27"/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/>10. Latina</text:p>
          </table:table-cell>
          <table:table-cell table:style-name="ce23" office:value-type="float" office:value="30155.7425295723" calcext:value-type="float">
            <text:p>30.155,74</text:p>
          </table:table-cell>
          <table:table-cell table:style-name="ce28" table:number-columns-repeated="1022"/>
        </table:table-row>
        <table:table-row table:style-name="ro1">
          <table:table-cell table:style-name="ce11" office:value-type="string" calcext:value-type="string">
            <text:p><text:s text:c="3"/>101. Cármenes</text:p>
          </table:table-cell>
          <table:table-cell table:style-name="ce24" office:value-type="float" office:value="29540.9576941288" calcext:value-type="float">
            <text:p>29.540,9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02. Puerta del Angel</text:p>
          </table:table-cell>
          <table:table-cell table:style-name="ce24" office:value-type="float" office:value="27913.6339112542" calcext:value-type="float">
            <text:p>27.913,6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03. Lucero</text:p>
          </table:table-cell>
          <table:table-cell table:style-name="ce24" office:value-type="float" office:value="30075.7055536143" calcext:value-type="float">
            <text:p>30.075,7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04. Aluche</text:p>
          </table:table-cell>
          <table:table-cell table:style-name="ce24" office:value-type="float" office:value="31116.5071197473" calcext:value-type="float">
            <text:p>31.116,5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05. Campamento</text:p>
          </table:table-cell>
          <table:table-cell table:style-name="ce24" office:value-type="float" office:value="31913.206846746" calcext:value-type="float">
            <text:p>31.913,21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<text:s text:c="3"/>106. Cuatro Vientos</text:p>
          </table:table-cell>
          <table:table-cell table:style-name="ce24" office:value-type="float" office:value="35197.13451" calcext:value-type="float">
            <text:p>35.197,1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07. Las Águilas</text:p>
          </table:table-cell>
          <table:table-cell table:style-name="ce24" office:value-type="float" office:value="29910.4549361744" calcext:value-type="float">
            <text:p>29.910,45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25"/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/>11. Carabanchel</text:p>
          </table:table-cell>
          <table:table-cell table:style-name="ce23" office:value-type="float" office:value="27935.7067471105" calcext:value-type="float">
            <text:p>27.935,71</text:p>
          </table:table-cell>
          <table:table-cell table:style-name="ce28" table:number-columns-repeated="1022"/>
        </table:table-row>
        <table:table-row table:style-name="ro1">
          <table:table-cell table:style-name="ce11" office:value-type="string" calcext:value-type="string">
            <text:p><text:s text:c="3"/>111. Comillas</text:p>
          </table:table-cell>
          <table:table-cell table:style-name="ce24" office:value-type="float" office:value="27579.2279443115" calcext:value-type="float">
            <text:p>27.579,2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12. Opañel</text:p>
          </table:table-cell>
          <table:table-cell table:style-name="ce24" office:value-type="float" office:value="28031.4791042033" calcext:value-type="float">
            <text:p>28.031,4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13. San Isidro</text:p>
          </table:table-cell>
          <table:table-cell table:style-name="ce24" office:value-type="float" office:value="26282.7243978732" calcext:value-type="float">
            <text:p>26.282,7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14. Vista Alegre</text:p>
          </table:table-cell>
          <table:table-cell table:style-name="ce24" office:value-type="float" office:value="27788.2132821128" calcext:value-type="float">
            <text:p>27.788,2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15. Puerta Bonita</text:p>
          </table:table-cell>
          <table:table-cell table:style-name="ce24" office:value-type="float" office:value="25725.1872554806" calcext:value-type="float">
            <text:p>25.725,1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16. Buenavista</text:p>
          </table:table-cell>
          <table:table-cell table:style-name="ce24" office:value-type="float" office:value="31280.5620099041" calcext:value-type="float">
            <text:p>31.280,5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17. Abrantes</text:p>
          </table:table-cell>
          <table:table-cell table:style-name="ce24" office:value-type="float" office:value="27997.6117863216" calcext:value-type="float">
            <text:p>27.997,61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27"/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/>12. Usera</text:p>
          </table:table-cell>
          <table:table-cell table:style-name="ce23" office:value-type="float" office:value="25569.0023826602" calcext:value-type="float">
            <text:p>25.569,00</text:p>
          </table:table-cell>
          <table:table-cell table:style-name="ce28" table:number-columns-repeated="1022"/>
        </table:table-row>
        <table:table-row table:style-name="ro1">
          <table:table-cell table:style-name="ce11" office:value-type="string" calcext:value-type="string">
            <text:p><text:s text:c="3"/>121. Orcasitas</text:p>
          </table:table-cell>
          <table:table-cell table:style-name="ce24" office:value-type="float" office:value="26857.9425527045" calcext:value-type="float">
            <text:p>26.857,9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22. Orcasur</text:p>
          </table:table-cell>
          <table:table-cell table:style-name="ce24" office:value-type="float" office:value="24995.8694500883" calcext:value-type="float">
            <text:p>24.995,8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23. San Fermín</text:p>
          </table:table-cell>
          <table:table-cell table:style-name="ce24" office:value-type="float" office:value="25440.2477533762" calcext:value-type="float">
            <text:p>25.440,2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24. Almendrales</text:p>
          </table:table-cell>
          <table:table-cell table:style-name="ce24" office:value-type="float" office:value="25506.2488443106" calcext:value-type="float">
            <text:p>25.506,2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25. Moscardó</text:p>
          </table:table-cell>
          <table:table-cell table:style-name="ce24" office:value-type="float" office:value="26358.1596933887" calcext:value-type="float">
            <text:p>26.358,1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26. Zofio</text:p>
          </table:table-cell>
          <table:table-cell table:style-name="ce24" office:value-type="float" office:value="25498.3842078898" calcext:value-type="float">
            <text:p>25.498,3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27. Pradolongo</text:p>
          </table:table-cell>
          <table:table-cell table:style-name="ce24" office:value-type="float" office:value="23173.8699772727" calcext:value-type="float">
            <text:p>23.173,87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25"/>
          <table:table-cell table:number-columns-repeated="1022"/>
        </table:table-row>
        <table:table-row table:style-name="ro1">
          <table:table-cell table:style-name="ce10" office:value-type="string" calcext:value-type="string">
            <text:p>13. Puente de Vallecas</text:p>
          </table:table-cell>
          <table:table-cell table:style-name="ce23" office:value-type="float" office:value="24688.0695824902" calcext:value-type="float">
            <text:p>24.688,07</text:p>
          </table:table-cell>
          <table:table-cell table:style-name="ce28" table:number-columns-repeated="1022"/>
        </table:table-row>
        <table:table-row table:style-name="ro1">
          <table:table-cell table:style-name="ce11" office:value-type="string" calcext:value-type="string">
            <text:p><text:s text:c="3"/>131. Entrevías</text:p>
          </table:table-cell>
          <table:table-cell table:style-name="ce24" office:value-type="float" office:value="22055.0909948959" calcext:value-type="float">
            <text:p>22.055,0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32. San Diego</text:p>
          </table:table-cell>
          <table:table-cell table:style-name="ce24" office:value-type="float" office:value="21224.7913612672" calcext:value-type="float">
            <text:p>21.224,7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33. Palomeras Bajas</text:p>
          </table:table-cell>
          <table:table-cell table:style-name="ce24" office:value-type="float" office:value="28754.3117819879" calcext:value-type="float">
            <text:p>28.754,3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34. Palomeras Sureste</text:p>
          </table:table-cell>
          <table:table-cell table:style-name="ce24" office:value-type="float" office:value="26632.0903675335" calcext:value-type="float">
            <text:p>26.632,0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35. Portazgo</text:p>
          </table:table-cell>
          <table:table-cell table:style-name="ce24" office:value-type="float" office:value="23824.7011850072" calcext:value-type="float">
            <text:p>23.824,7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36. Numancia</text:p>
          </table:table-cell>
          <table:table-cell table:style-name="ce24" office:value-type="float" office:value="24872.5386984291" calcext:value-type="float">
            <text:p>24.872,54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27"/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/>14. Moratalaz</text:p>
          </table:table-cell>
          <table:table-cell table:style-name="ce23" office:value-type="float" office:value="34753.3310919634" calcext:value-type="float">
            <text:p>34.753,33</text:p>
          </table:table-cell>
          <table:table-cell table:style-name="ce28" table:number-columns-repeated="1022"/>
        </table:table-row>
        <table:table-row table:style-name="ro1">
          <table:table-cell table:style-name="ce11" office:value-type="string" calcext:value-type="string">
            <text:p><text:s text:c="3"/>141. Pavones</text:p>
          </table:table-cell>
          <table:table-cell table:style-name="ce24" office:value-type="float" office:value="34024.5241388975" calcext:value-type="float">
            <text:p>34.024,5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42. Horcajo</text:p>
          </table:table-cell>
          <table:table-cell table:style-name="ce24" office:value-type="float" office:value="45040.7301922175" calcext:value-type="float">
            <text:p>45.040,7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43. Marroquina</text:p>
          </table:table-cell>
          <table:table-cell table:style-name="ce24" office:value-type="float" office:value="40428.4098530513" calcext:value-type="float">
            <text:p>40.428,4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44. Media Legua</text:p>
          </table:table-cell>
          <table:table-cell table:style-name="ce24" office:value-type="float" office:value="35438.8711740488" calcext:value-type="float">
            <text:p>35.438,8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45. Fontarrón</text:p>
          </table:table-cell>
          <table:table-cell table:style-name="ce24" office:value-type="float" office:value="28013.7068747194" calcext:value-type="float">
            <text:p>28.013,7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46. Vinateros</text:p>
          </table:table-cell>
          <table:table-cell table:style-name="ce24" office:value-type="float" office:value="29156.1159960856" calcext:value-type="float">
            <text:p>29.156,12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27"/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/>15. Ciudad Lineal</text:p>
          </table:table-cell>
          <table:table-cell table:style-name="ce23" office:value-type="float" office:value="36832.9262802329" calcext:value-type="float">
            <text:p>36.832,93</text:p>
          </table:table-cell>
          <table:table-cell table:style-name="ce28" table:number-columns-repeated="1022"/>
        </table:table-row>
        <table:table-row table:style-name="ro1">
          <table:table-cell table:style-name="ce11" office:value-type="string" calcext:value-type="string">
            <text:p><text:s text:c="3"/>151. Ventas</text:p>
          </table:table-cell>
          <table:table-cell table:style-name="ce24" office:value-type="float" office:value="28196.6239385058" calcext:value-type="float">
            <text:p>28.196,6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52. Pueblo Nuevo</text:p>
          </table:table-cell>
          <table:table-cell table:style-name="ce24" office:value-type="float" office:value="30038.9555432669" calcext:value-type="float">
            <text:p>30.038,9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53. Quintana</text:p>
          </table:table-cell>
          <table:table-cell table:style-name="ce24" office:value-type="float" office:value="30421.5557167099" calcext:value-type="float">
            <text:p>30.421,5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54. Concepción</text:p>
          </table:table-cell>
          <table:table-cell table:style-name="ce24" office:value-type="float" office:value="34263.2416840776" calcext:value-type="float">
            <text:p>34.263,2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55. San Pascual</text:p>
          </table:table-cell>
          <table:table-cell table:style-name="ce24" office:value-type="float" office:value="42449.9468798582" calcext:value-type="float">
            <text:p>42.449,9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56. San Juan Bautista</text:p>
          </table:table-cell>
          <table:table-cell table:style-name="ce24" office:value-type="float" office:value="56198.1898953215" calcext:value-type="float">
            <text:p>56.198,1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57. Colina</text:p>
          </table:table-cell>
          <table:table-cell table:style-name="ce24" office:value-type="float" office:value="54247.1572063758" calcext:value-type="float">
            <text:p>54.247,1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58. Atalaya</text:p>
          </table:table-cell>
          <table:table-cell table:style-name="ce24" office:value-type="float" office:value="67826.1492998205" calcext:value-type="float">
            <text:p>67.826,1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59. Costillares</text:p>
          </table:table-cell>
          <table:table-cell table:style-name="ce24" office:value-type="float" office:value="65589.45233329" calcext:value-type="float">
            <text:p>65.589,45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25"/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/>16. Hortaleza</text:p>
          </table:table-cell>
          <table:table-cell table:style-name="ce23" office:value-type="float" office:value="47110.2628870274" calcext:value-type="float">
            <text:p>47.110,26</text:p>
          </table:table-cell>
          <table:table-cell table:style-name="ce28" table:number-columns-repeated="1022"/>
        </table:table-row>
        <table:table-row table:style-name="ro1">
          <table:table-cell table:style-name="ce11" office:value-type="string" calcext:value-type="string">
            <text:p><text:s text:c="3"/>161. Palomas</text:p>
          </table:table-cell>
          <table:table-cell table:style-name="ce24" office:value-type="float" office:value="81736.547158496" calcext:value-type="float">
            <text:p>81.736,5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62. Piovera</text:p>
          </table:table-cell>
          <table:table-cell table:style-name="ce24" office:value-type="float" office:value="97253.6423164336" calcext:value-type="float">
            <text:p>97.253,6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63. Canillas</text:p>
          </table:table-cell>
          <table:table-cell table:style-name="ce24" office:value-type="float" office:value="39790.2400918192" calcext:value-type="float">
            <text:p>39.790,2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64. Pinar del Rey</text:p>
          </table:table-cell>
          <table:table-cell table:style-name="ce24" office:value-type="float" office:value="33701.4312862047" calcext:value-type="float">
            <text:p>33.701,4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65. Apóstol Santiago</text:p>
          </table:table-cell>
          <table:table-cell table:style-name="ce24" office:value-type="float" office:value="36691.4783926056" calcext:value-type="float">
            <text:p>36.691,4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66. Valdefuentes</text:p>
          </table:table-cell>
          <table:table-cell table:style-name="ce24" office:value-type="float" office:value="55975.1455794732" calcext:value-type="float">
            <text:p>55.975,15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27"/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/>17. Villaverde</text:p>
          </table:table-cell>
          <table:table-cell table:style-name="ce23" office:value-type="float" office:value="26599.0045116095" calcext:value-type="float">
            <text:p>26.599,00</text:p>
          </table:table-cell>
          <table:table-cell table:style-name="ce28" table:number-columns-repeated="1022"/>
        </table:table-row>
        <table:table-row table:style-name="ro1">
          <table:table-cell table:style-name="ce11" office:value-type="string" calcext:value-type="string">
            <text:p><text:s text:c="3"/>171. San Andrés</text:p>
          </table:table-cell>
          <table:table-cell table:style-name="ce24" office:value-type="float" office:value="24884.4147377196" calcext:value-type="float">
            <text:p>24.884,4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72. San Cristóbal</text:p>
          </table:table-cell>
          <table:table-cell table:style-name="ce24" office:value-type="float" office:value="19587.0949040644" calcext:value-type="float">
            <text:p>19.587,0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73. Butarque</text:p>
          </table:table-cell>
          <table:table-cell table:style-name="ce24" office:value-type="float" office:value="30153.304534441" calcext:value-type="float">
            <text:p>30.153,3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74. Los Rosales</text:p>
          </table:table-cell>
          <table:table-cell table:style-name="ce24" office:value-type="float" office:value="28416.0524909634" calcext:value-type="float">
            <text:p>28.416,0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75. Los Ángeles</text:p>
          </table:table-cell>
          <table:table-cell table:style-name="ce24" office:value-type="float" office:value="28062.4299562607" calcext:value-type="float">
            <text:p>28.062,43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26"/>
          <table:table-cell table:number-columns-repeated="1022"/>
        </table:table-row>
        <table:table-row table:style-name="ro1">
          <table:table-cell table:style-name="ce10" office:value-type="string" calcext:value-type="string">
            <text:p>18. Villa de Vallecas</text:p>
          </table:table-cell>
          <table:table-cell table:style-name="ce23" office:value-type="float" office:value="30169.5065902961" calcext:value-type="float">
            <text:p>30.169,51</text:p>
          </table:table-cell>
          <table:table-cell table:style-name="ce28" table:number-columns-repeated="1022"/>
        </table:table-row>
        <table:table-row table:style-name="ro1">
          <table:table-cell table:style-name="ce11" office:value-type="string" calcext:value-type="string">
            <text:p><text:s text:c="3"/>181. Casco Histórico de Vallecas</text:p>
          </table:table-cell>
          <table:table-cell table:style-name="ce24" office:value-type="float" office:value="28357.1952380006" calcext:value-type="float">
            <text:p>28.357,2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82. Santa Eugenia</text:p>
          </table:table-cell>
          <table:table-cell table:style-name="ce24" office:value-type="float" office:value="36426.5820036597" calcext:value-type="float">
            <text:p>36.426,58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27"/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/>19. Vicálvaro</text:p>
          </table:table-cell>
          <table:table-cell table:style-name="ce23" office:value-type="float" office:value="31465.850272117" calcext:value-type="float">
            <text:p>31.465,85</text:p>
          </table:table-cell>
          <table:table-cell table:style-name="ce28" table:number-columns-repeated="1022"/>
        </table:table-row>
        <table:table-row table:style-name="ro1">
          <table:table-cell table:style-name="ce11" office:value-type="string" calcext:value-type="string">
            <text:p><text:s text:c="3"/>191. Casco Histórico de Vicálvaro</text:p>
          </table:table-cell>
          <table:table-cell table:style-name="ce24" office:value-type="float" office:value="34498.3449952298" calcext:value-type="float">
            <text:p>34.498,3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192. Ambroz</text:p>
          </table:table-cell>
          <table:table-cell table:style-name="ce24" office:value-type="float" office:value="23812.0225849858" calcext:value-type="float">
            <text:p>23.812,02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<text:s/>20. San Blas-Canillejas </text:p>
          </table:table-cell>
          <table:table-cell table:style-name="ce23" office:value-type="float" office:value="34494.4859318237" calcext:value-type="float">
            <text:p>34.494,49</text:p>
          </table:table-cell>
          <table:table-cell table:style-name="ce28" table:number-columns-repeated="1022"/>
        </table:table-row>
        <table:table-row table:style-name="ro1">
          <table:table-cell table:style-name="ce11" office:value-type="string" calcext:value-type="string">
            <text:p><text:s text:c="3"/>201. Simancas</text:p>
          </table:table-cell>
          <table:table-cell table:style-name="ce24" office:value-type="float" office:value="31368.0821042939" calcext:value-type="float">
            <text:p>31.368,0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202. Hellín</text:p>
          </table:table-cell>
          <table:table-cell table:style-name="ce24" office:value-type="float" office:value="23534.7450276702" calcext:value-type="float">
            <text:p>23.534,7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203. Amposta</text:p>
          </table:table-cell>
          <table:table-cell table:style-name="ce24" office:value-type="float" office:value="21841.9888400866" calcext:value-type="float">
            <text:p>21.841,9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204. Arcos</text:p>
          </table:table-cell>
          <table:table-cell table:style-name="ce24" office:value-type="float" office:value="28111.3514107266" calcext:value-type="float">
            <text:p>28.111,3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205. Rosas</text:p>
          </table:table-cell>
          <table:table-cell table:style-name="ce24" office:value-type="float" office:value="43369.4685542836" calcext:value-type="float">
            <text:p>43.369,4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206. Rejas</text:p>
          </table:table-cell>
          <table:table-cell table:style-name="ce24" office:value-type="float" office:value="38202.7270639004" calcext:value-type="float">
            <text:p>38.202,7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207. Canillejas</text:p>
          </table:table-cell>
          <table:table-cell table:style-name="ce24" office:value-type="float" office:value="31306.0089447945" calcext:value-type="float">
            <text:p>31.306,0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208. Salvador</text:p>
          </table:table-cell>
          <table:table-cell table:style-name="ce24" office:value-type="float" office:value="54441.1045863053" calcext:value-type="float">
            <text:p>54.441,10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27"/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/>21. Barajas</text:p>
          </table:table-cell>
          <table:table-cell table:style-name="ce23" office:value-type="float" office:value="46347.0082556842" calcext:value-type="float">
            <text:p>46.347,01</text:p>
          </table:table-cell>
          <table:table-cell table:style-name="ce28" table:number-columns-repeated="1022"/>
        </table:table-row>
        <table:table-row table:style-name="ro1">
          <table:table-cell table:style-name="ce11" office:value-type="string" calcext:value-type="string">
            <text:p><text:s text:c="3"/>211. Alameda de Osuna</text:p>
          </table:table-cell>
          <table:table-cell table:style-name="ce24" office:value-type="float" office:value="52281.1907390498" calcext:value-type="float">
            <text:p>52.281,1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212. Aeropuerto</text:p>
          </table:table-cell>
          <table:table-cell table:style-name="ce24" office:value-type="float" office:value="24254.3146616541" calcext:value-type="float">
            <text:p>24.254,3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213. Casco Histórico de Barajas</text:p>
          </table:table-cell>
          <table:table-cell table:style-name="ce24" office:value-type="float" office:value="29450.04216593" calcext:value-type="float">
            <text:p>29.450,0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214. Timón</text:p>
          </table:table-cell>
          <table:table-cell table:style-name="ce24" office:value-type="float" office:value="40271.041996997" calcext:value-type="float">
            <text:p>40.271,0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 text:c="3"/>215. Corralejos</text:p>
          </table:table-cell>
          <table:table-cell table:style-name="ce24" office:value-type="float" office:value="65879.163713693" calcext:value-type="float">
            <text:p>65.879,16</text:p>
          </table:table-cell>
          <table:table-cell table:number-columns-repeated="1022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6">
          <table:table-cell table:style-name="ce14" office:value-type="string" calcext:value-type="string" table:number-columns-spanned="2" table:number-rows-spanned="1">
            <text:p>NOTA: El dato de distrito se ha calculado a partir de la información de renta de barrios y de hogares facilitada por el INE</text:p>
          </table:table-cell>
          <table:covered-table-cell table:style-name="ce14"/>
          <table:table-cell table:number-columns-repeated="1022"/>
        </table:table-row>
        <table:table-row table:style-name="ro1">
          <table:table-cell table:style-name="ce15" office:value-type="string" calcext:value-type="string">
            <text:p>FUENTE: Instituto Nacional de Estadística. Indicadores urbanos. Subdirección General de Estadística. Elaboración propia</text:p>
          </table:table-cell>
          <table:table-cell table:style-name="ce15"/>
          <table:table-cell table:number-columns-repeated="1022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D3300118.$A$1" table:cell-range-address="$D3300118.$A$1:.$B$181" table:range-usable-as="print-range"/>
          <table:named-range table:name="Excel_BuiltIn_Print_Titles" table:base-cell-address="$D3300118.$A$1" table:cell-range-address="$D3300118.$A$1:.$AMJ$6" table:range-usable-as="repeat-column repeat-row"/>
        </table:named-expressions>
      </table:table>
      <table:named-expressions>
        <table:named-expression table:name="A_impresión_IM" table:base-cell-address="$D3300118.$A$1" table:expression="['file:///C:/Documents%20and%20Settings/mme/Mis%20documentos/paralaweb/pobydensid.xls'#$''.$A$1:.$C$29]"/>
        <table:named-expression table:name="Excel_BuiltIn_Database" table:base-cell-address="$D3300118.$A$1" table:expression="['file:///C:/Users/mcs006/Desktop/Urban%20Audit.xls'#$''.$A$1:.$C$2]"/>
        <table:named-expression table:name="_Key1" table:base-cell-address="$D3300118.$A$1" table:expression="['file:///C:/Documents%20and%20Settings/mme/Mis%20documentos/paralaweb/pobydensid.xls'#$''.$A$7]"/>
        <table:named-expression table:name="_Key2" table:base-cell-address="$D3300118.$A$1" table:expression="['file:///C:/Documents%20and%20Settings/mme/Mis%20documentos/paralaweb/pobydensid.xls'#$''.$A$7]"/>
        <table:named-expression table:name="_Order1" table:base-cell-address="$D3300118.$A$1" table:expression="255"/>
        <table:named-expression table:name="_Order2" table:base-cell-address="$D3300118.$A$1" table:expression="0"/>
        <table:named-expression table:name="_Sort" table:base-cell-address="$D3300118.$A$1" table:expression="['file:///C:/Documents%20and%20Settings/mme/Mis%20documentos/paralaweb/pobydensid.xls'#$''.$A$7:.$I$4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0110406" style:display-name="Normal_01104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20mm" fo:margin-left="20mm" fo:margin-right="20mm" style:first-page-number="continue" loext:scale-to-X="1" loext:scale-to-Y="3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3300118" style:display-name="PageStyle_D33001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S006</meta:initial-creator>
    <meta:creation-date>2017-02-23T07:45:57</meta:creation-date>
    <dc:creator>MCS006</dc:creator>
    <dc:date>2018-07-19T07:21:39</dc:date>
    <meta:document-statistic meta:table-count="1" meta:cell-count="307" meta:object-count="0"/>
    <meta:generator>LibreOffice/5.1.6.2$Linux_X86_64 LibreOffice_project/10m0$Build-2</meta:generator>
  </office:meta>
</office:document-meta>
</file>